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B1F0000035E2FDD7E08.svm" manifest:media-type=""/>
  <manifest:file-entry manifest:full-path="Pictures/" manifest:media-type="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statusbar/" manifest:media-type="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progressbar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statusbar/" manifest:media-type=""/>
  <manifest:file-entry manifest:full-path="Object 7/Configurations2/accelerator/current.xml" manifest:media-type=""/>
  <manifest:file-entry manifest:full-path="Object 7/Configurations2/accelerator/" manifest:media-type=""/>
  <manifest:file-entry manifest:full-path="Object 7/Configurations2/floater/" manifest:media-type=""/>
  <manifest:file-entry manifest:full-path="Object 7/Configurations2/popupmenu/" manifest:media-type=""/>
  <manifest:file-entry manifest:full-path="Object 7/Configurations2/progressbar/" manifest:media-type=""/>
  <manifest:file-entry manifest:full-path="Object 7/Configurations2/toolpanel/" manifest:media-type=""/>
  <manifest:file-entry manifest:full-path="Object 7/Configurations2/menubar/" manifest:media-type=""/>
  <manifest:file-entry manifest:full-path="Object 7/Configurations2/toolbar/" manifest:media-type=""/>
  <manifest:file-entry manifest:full-path="Object 7/Configurations2/images/Bitmaps/" manifest:media-type=""/>
  <manifest:file-entry manifest:full-path="Object 7/Configurations2/images/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TexMathsArgs="14§latex§\begin{table}&#10;\begin{tabular}{c|c|c|c|c|}&#10;\cline{2-5}&#10;a &amp;a&amp;b &amp;a&amp;a\\&#10;\cline{2-5}&#10;b &amp;a&amp;b&amp;b&amp;b \\&#10;\cline{2-5}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dash" draw:stroke-dash="Ultrafine_20_Dashed" draw:marker-end="Arrow" draw:marker-end-width="0.10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end"/>
      <style:text-properties fo:font-size="8pt" style:font-size-asian="8pt" style:font-size-complex="8pt"/>
    </style:style>
    <style:style style:name="P5" style:family="paragraph">
      <style:paragraph-properties fo:text-align="end"/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2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5.821cm" svg:height="2.509cm" svg:x="0.743cm" svg:y="1.813cm">
          <draw:image xlink:href="Pictures/2000000100000B1F0000035E2FDD7E08.svm" xlink:type="simple" xlink:show="embed" xlink:actuate="onLoad">
            <text:p/>
          </draw:image>
          <draw:glue-point draw:id="4" svg:x="-0.87cm" svg:y="-1.566cm"/>
          <draw:glue-point draw:id="5" svg:x="-0.742cm" svg:y="-2.287cm"/>
          <draw:glue-point draw:id="6" svg:x="-0.455cm" svg:y="-1.203cm"/>
        </draw:frame>
        <draw:frame draw:style-name="gr2" draw:layer="layout" svg:width="0.993cm" svg:height="0.529cm" svg:x="3.457cm" svg:y="0.9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0.561cm" svg:height="0.388cm" svg:x="1.865cm" svg:y="1.301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0.561cm" svg:height="0.388cm" svg:x="3.166cm" svg:y="1.30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561cm" svg:height="0.388cm" svg:x="4.345cm" svg:y="1.31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0.557cm" svg:height="0.388cm" svg:x="5.555cm" svg:y="1.287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3" draw:text-style-name="P1" xml:id="id3" draw:id="id3" draw:layer="layout" svg:width="0.831cm" svg:height="0.908cm" svg:x="2.905cm" svg:y="3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0.831cm" svg:height="0.908cm" svg:x="4.191cm" svg:y="3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831cm" svg:height="0.908cm" svg:x="5.462cm" svg:y="3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" draw:id="id1" draw:layer="layout" svg:width="0.831cm" svg:height="0.908cm" svg:x="1.727cm" svg:y="2.0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0.831cm" svg:height="0.908cm" svg:x="4.222cm" svg:y="2.0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" draw:id="id5" draw:layer="layout" svg:width="0.831cm" svg:height="0.908cm" svg:x="5.507cm" svg:y="1.9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draw:line-skew="-4.307cm 1.17cm" svg:x1="2.558cm" svg:y1="2.463cm" svg:x2="3.222cm" svg:y2="2.494cm" draw:start-shape="id1" draw:start-glue-point="10" draw:end-shape="id2" draw:end-glue-point="5" svg:d="m2558 2463c298 0 248 10 340 14s324 1 324 17">
          <text:p/>
        </draw:connector>
        <draw:connector draw:style-name="gr4" draw:text-style-name="P1" draw:layer="layout" draw:type="curve" svg:x1="3.736cm" svg:y1="3.583cm" svg:x2="4.191cm" svg:y2="3.597cm" draw:start-shape="id3" draw:start-glue-point="10" draw:end-shape="id4" draw:end-glue-point="6" svg:d="m3736 3583c340 0 113 14 455 14">
          <text:p/>
        </draw:connector>
        <draw:connector draw:style-name="gr4" draw:text-style-name="P1" draw:layer="layout" draw:type="curve" svg:x1="1.727cm" svg:y1="2.463cm" svg:x2="6.338cm" svg:y2="2.448cm" draw:start-shape="id1" draw:start-glue-point="6" draw:end-shape="id5" draw:end-glue-point="10" svg:d="m1727 2463c-753 0-502-970 2305-970s3057 955 2306 955">
          <text:p/>
        </draw:connector>
        <draw:connector draw:style-name="gr4" draw:text-style-name="P1" draw:layer="layout" draw:type="curve" svg:x1="5.507cm" svg:y1="2.448cm" svg:x2="5.053cm" svg:y2="2.463cm" draw:start-shape="id5" draw:start-glue-point="6" draw:end-shape="id6" draw:end-glue-point="10" svg:d="m5507 2448c-340 0-114 15-454 15">
          <text:p/>
        </draw:connector>
        <draw:frame draw:style-name="gr5" draw:text-style-name="P2" xml:id="id9" draw:id="id9" draw:layer="layout" svg:width="2.31cm" svg:height="0.911cm" svg:x="6.292cm" svg:y="0.344cm">
          <draw:text-box>
            <text:p><text:span text:style-name="T1">دوسرا اختتام</text:span></text:p>
          </draw:text-box>
        </draw:frame>
        <draw:frame draw:style-name="gr5" draw:text-style-name="P2" xml:id="id8" draw:id="id8" draw:layer="layout" svg:width="1.975cm" svg:height="0.911cm" svg:x="6.668cm" svg:y="3.474cm">
          <draw:text-box>
            <text:p><text:span text:style-name="T1">پہلا اختتام</text:span></text:p>
          </draw:text-box>
        </draw:frame>
        <draw:frame draw:style-name="gr5" draw:text-style-name="P2" xml:id="id7" draw:id="id7" draw:layer="layout" svg:width="2.115cm" svg:height="0.911cm" svg:x="0.305cm" svg:y="0.316cm">
          <draw:text-box>
            <text:p><text:span text:style-name="T1">ابتدائی خانہ</text:span></text:p>
          </draw:text-box>
        </draw:frame>
        <draw:connector draw:style-name="gr6" draw:text-style-name="P3" draw:layer="layout" draw:type="curve" svg:x1="1.362cm" svg:y1="1.227cm" svg:x2="1.848cm" svg:y2="2.142cm" draw:start-shape="id7" draw:start-glue-point="2" draw:end-shape="id1" draw:end-glue-point="5" svg:d="m1362 1227c0 610 162 915 486 915">
          <text:p/>
        </draw:connector>
        <draw:connector draw:style-name="gr6" draw:text-style-name="P3" draw:layer="layout" draw:type="curve" svg:x1="7.655cm" svg:y1="4.385cm" svg:x2="4.607cm" svg:y2="4.051cm" draw:start-shape="id8" draw:start-glue-point="2" draw:end-shape="id4" draw:end-glue-point="8" svg:d="m7655 4385c0 750-3048 917-3048-334">
          <text:p/>
        </draw:connector>
        <draw:connector draw:style-name="gr6" draw:text-style-name="P3" draw:layer="layout" draw:type="curve" svg:x1="6.292cm" svg:y1="0.799cm" svg:x2="4.638cm" svg:y2="2.009cm" draw:start-shape="id9" draw:start-glue-point="3" draw:end-shape="id6" draw:end-glue-point="4" svg:d="m6292 799c-1103 0-1654 403-1654 1210">
          <text:p/>
        </draw:connector>
        <draw:connector draw:style-name="gr4" draw:text-style-name="P1" draw:layer="layout" draw:type="curve" draw:line-skew="1.589cm" svg:x1="3.389cm" svg:y1="2.766cm" svg:x2="3.321cm" svg:y2="3.129cm" draw:start-shape="id2" draw:start-glue-point="6" draw:end-shape="id3" draw:end-glue-point="4" svg:d="m3389 2766c0 204-68 23-68 363">
          <text:p/>
        </draw:connector>
        <draw:frame draw:style-name="gr5" draw:text-style-name="P5" xml:id="id10" draw:id="id10" draw:layer="layout" svg:width="2.792cm" svg:height="1.586cm" svg:x="0.547cm" svg:y="4.405cm">
          <draw:text-box>
            <text:p text:style-name="P4"><text:span text:style-name="T2">عبوری غیر متوازن حال</text:span></text:p>
            <text:p text:style-name="P4"><text:span text:style-name="T2"><text:s/></text:span><text:span text:style-name="T2">سے گزرتے متوازن حال</text:span></text:p>
            <text:p text:style-name="P4"><text:span text:style-name="T2"><text:s/></text:span><text:span text:style-name="T2">اختیر کیا گیا</text:span></text:p>
          </draw:text-box>
        </draw:frame>
        <draw:frame draw:style-name="gr2" draw:layer="layout" svg:width="0.426cm" svg:height="0.469cm" svg:x="0.508cm" svg:y="4.519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0.426cm" svg:height="0.469cm" svg:x="0.491cm" svg:y="4.937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connector draw:style-name="gr6" draw:text-style-name="P1" draw:layer="layout" draw:type="curve" draw:line-skew="-0.58cm -2.119cm" svg:x1="3.339cm" svg:y1="5.198cm" svg:x2="3.321cm" svg:y2="4.037cm" draw:start-shape="id10" draw:start-glue-point="1" draw:end-shape="id3" draw:end-glue-point="8" svg:d="m3339 5198c477 0 397-413 274-578s-292-81-292-58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08-21T12:49:18</dc:date>
    <dc:creator>kkk </dc:creator>
    <meta:generator>LibreOffice/3.3$Linux LibreOffice_project/330m19$Build-401</meta:generator>
    <meta:editing-duration>PT12H51M56S</meta:editing-duration>
    <meta:editing-cycles>62</meta:editing-cycles>
    <meta:document-statistic meta:object-count="27"/>
  </office:meta>
</office:document-meta>
</file>

<file path=Object 1/content.xml><?xml version="1.0" encoding="utf-8"?>
<math xmlns="http://www.w3.org/1998/Math/MathML">
  <semantics>
    <mn>01</mn>
    <annotation encoding="StarMath 5.0">01</annotation>
  </semantics>
</math>
</file>

<file path=Object 2/content.xml><?xml version="1.0" encoding="utf-8"?>
<math xmlns="http://www.w3.org/1998/Math/MathML">
  <semantics>
    <mn>11</mn>
    <annotation encoding="StarMath 5.0">11</annotation>
  </semantics>
</math>
</file>

<file path=Object 3/content.xml><?xml version="1.0" encoding="utf-8"?>
<math xmlns="http://www.w3.org/1998/Math/MathML">
  <semantics>
    <mn>10</mn>
    <annotation encoding="StarMath 5.0">10</annotation>
  </semantics>
</math>
</file>

<file path=Object 4/content.xml><?xml version="1.0" encoding="utf-8"?>
<math xmlns="http://www.w3.org/1998/Math/MathML">
  <semantics>
    <mrow>
      <msub>
        <mi>x</mi>
        <mn>1</mn>
      </msub>
      <msub>
        <mi>x</mi>
        <mn>0</mn>
      </msub>
    </mrow>
    <annotation encoding="StarMath 5.0">x_1 x_0</annotation>
  </semantics>
</math>
</file>

<file path=Object 5/content.xml><?xml version="1.0" encoding="utf-8"?>
<math xmlns="http://www.w3.org/1998/Math/MathML">
  <semantics>
    <mn>00</mn>
    <annotation encoding="StarMath 5.0">00</annotation>
  </semantics>
</math>
</file>

<file path=Object 6/content.xml><?xml version="1.0" encoding="utf-8"?>
<math xmlns="http://www.w3.org/1998/Math/MathML">
  <semantics>
    <mi>b</mi>
    <annotation encoding="StarMath 5.0">b</annotation>
  </semantics>
</math>
</file>

<file path=Object 7/content.xml><?xml version="1.0" encoding="utf-8"?>
<math xmlns="http://www.w3.org/1998/Math/MathML">
  <semantics>
    <mi>b</mi>
    <annotation encoding="StarMath 5.0">b</annotation>
  </semantics>
</math>
</file>